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1f06" officeooo:paragraph-rsid="00091f06"/>
    </style:style>
    <style:style style:name="P2" style:family="paragraph" style:parent-style-name="Standard">
      <style:text-properties officeooo:rsid="000afb49" officeooo:paragraph-rsid="000afb49"/>
    </style:style>
    <style:style style:name="T1" style:family="text">
      <style:text-properties officeooo:rsid="000afb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atetime</text:p>
      <text:p text:style-name="P1"/>
      <text:p text:style-name="P1">PDO</text:p>
      <text:p text:style-name="P1"/>
      <text:p text:style-name="P1">PDO<text:span text:style-name="T1">Statement</text:span></text:p>
      <text:p text:style-name="P1"/>
      <text:p text:style-name="P2">PDOExcep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3:13:52.989000000</meta:creation-date>
    <dc:date>2024-11-08T13:15:23.822000000</dc:date>
    <meta:editing-duration>PT1M30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1" meta:paragraph-count="4" meta:word-count="4" meta:character-count="35" meta:non-whitespace-character-count="35"/>
  </office:meta>
</office:document-meta>
</file>